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274cm" fo:min-width="3.464cm" draw:shadow="visible" draw:shadow-offset-x="0.203cm" draw:shadow-offset-y="0.203cm"/>
    </style:style>
    <style:style style:name="gr2" style:family="graphic" style:parent-style-name="standard">
      <style:graphic-properties svg:stroke-color="#000000" draw:fill="solid" draw:fill-color="#c5000b" draw:textarea-horizontal-align="justify" draw:textarea-vertical-align="middle" draw:auto-grow-height="false" fo:min-height="2.334cm" fo:min-width="2.294cm" draw:shadow="visible" draw:shadow-offset-x="0.203cm" draw:shadow-offset-y="0.203cm"/>
    </style:style>
    <style:style style:name="gr3" style:family="graphic" style:parent-style-name="standard">
      <style:graphic-properties svg:stroke-width="0.051cm" svg:stroke-color="#000000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="Arrow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justify" draw:textarea-vertical-align="middle" draw:auto-grow-height="false" fo:min-height="1.082cm" fo:min-width="1.704cm" draw:shadow="visible" draw:shadow-offset-x="0.203cm" draw:shadow-offset-y="0.203cm"/>
    </style:style>
    <style:style style:name="gr6" style:family="graphic" style:parent-style-name="standard">
      <style:graphic-properties draw:textarea-horizontal-align="justify" draw:textarea-vertical-align="middle" draw:auto-grow-height="false" fo:min-height="1.886cm" fo:min-width="1.704cm" draw:shadow="visible" draw:shadow-offset-x="0.203cm" draw:shadow-offset-y="0.203cm"/>
    </style:style>
    <style:style style:name="gr7" style:family="graphic" style:parent-style-name="standard">
      <style:graphic-properties draw:fill="solid" draw:fill-color="#2bd0d2" draw:textarea-horizontal-align="justify" draw:textarea-vertical-align="middle" draw:auto-grow-height="false" fo:min-height="0.131cm" fo:min-width="13.707cm"/>
    </style:style>
    <style:style style:name="gr8" style:family="graphic" style:parent-style-name="standard">
      <style:graphic-properties svg:stroke-width="0.051cm" svg:stroke-color="#000000" draw:marker-start="Arrow" draw:marker-start-width="0.276cm" draw:marker-end="" draw:marker-end-width="0.276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63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67cm"/>
    </style:style>
    <style:style style:name="gr11" style:family="graphic" style:parent-style-name="standard">
      <style:graphic-properties draw:textarea-horizontal-align="justify" draw:textarea-vertical-align="middle" draw:auto-grow-height="false" fo:min-height="1.414cm" fo:min-width="2.156cm" draw:shadow="visible" draw:shadow-offset-x="0.203cm" draw:shadow-offset-y="0.203cm"/>
    </style:style>
    <style:style style:name="gr12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solid" draw:fill-color="#c5000b"/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solid" draw:fill-color="#2bd0d2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964cm" svg:height="1.524cm" svg:x="9.357cm" svg:y="1.797cm">
          <text:p text:style-name="P1"><text:span text:style-name="T1">picoVersa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2.794cm" svg:height="2.584cm" svg:x="2.105cm" svg:y="1.27cm">
          <text:p text:style-name="P1"><text:span text:style-name="T1">Program</text:span></text:p>
          <text:p text:style-name="P1"><text:span text:style-name="T1">&amp;</text:span></text:p>
          <text:p text:style-name="P1"><text:span text:style-name="T1">Data</text:span></text:p>
          <text:p text:style-name="P1"><text:span text:style-name="T1">Memory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0.23cm -0.388cm" svg:x1="11.339cm" svg:y1="1.797cm" svg:x2="2.105cm" svg:y2="2.562cm" draw:start-shape="id1" draw:start-glue-point="0" draw:end-shape="id2" draw:end-glue-point="3" svg:d="M11339 1797v-798h-10123v1563h889" svg:viewBox="0 0 10124 1564">
          <text:p/>
        </draw:connector>
        <draw:connector draw:style-name="gr4" draw:text-style-name="P1" draw:layer="layout" svg:x1="7.69cm" svg:y1="7.249cm" svg:x2="10.823cm" svg:y2="5.284cm" draw:start-shape="id3" draw:start-glue-point="0" draw:end-shape="id4" svg:d="M7690 7249v-983h3133v-982" svg:viewBox="0 0 3134 1966">
          <text:p/>
        </draw:connector>
        <draw:custom-shape draw:style-name="gr5" draw:text-style-name="P4" xml:id="id5" draw:id="id5" draw:layer="layout" svg:width="2.204cm" svg:height="1.332cm" svg:x="9.667cm" svg:y="7.257cm">
          <text:p text:style-name="P1"><text:span text:style-name="T1">Debug</text:span></text:p>
          <text:p text:style-name="P1"><text:span text:style-name="T1">Print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3" draw:id="id3" draw:layer="layout" svg:width="2.204cm" svg:height="2.136cm" svg:x="6.588cm" svg:y="7.249cm">
          <text:p text:style-name="P1"><text:span text:style-name="T1">General</text:span></text:p>
          <text:p text:style-name="P1"><text:span text:style-name="T1">Purpose</text:span></text:p>
          <text:p text:style-name="P1"><text:span text:style-name="T1">Register</text:span></text:p>
          <text:p text:style-name="P1"><text:span text:style-name="T1">Fil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4" draw:id="id4" draw:layer="layout" svg:width="14.207cm" svg:height="0.381cm" svg:x="3.72cm" svg:y="4.903cm">
          <draw:glue-point draw:id="4" svg:x="-2.357cm" svg:y="5.013cm"/>
          <draw:glue-point draw:id="5" svg:x="2.359cm" svg:y="5.013cm"/>
          <draw:glue-point draw:id="6" svg:x="-4.572cm" svg:y="5.013cm"/>
          <draw:glue-point draw:id="7" svg:x="-3.853cm" svg:y="4.96cm"/>
          <text:p text:style-name="P1"><text:span text:style-name="T2">data bus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0.823cm" svg:y1="4.903cm" svg:x2="11.339cm" svg:y2="3.321cm" draw:start-shape="id4" draw:start-glue-point="0" draw:end-shape="id1" draw:end-glue-point="2" svg:d="M10823 4903v-690h516v-892" svg:viewBox="0 0 517 1583">
          <text:p/>
        </draw:connector>
        <draw:connector draw:style-name="gr8" draw:text-style-name="P1" draw:layer="layout" svg:x1="9.357cm" svg:y1="2.559cm" svg:x2="4.899cm" svg:y2="2.562cm" draw:start-shape="id1" draw:start-glue-point="3" draw:end-shape="id2" draw:end-glue-point="1" svg:d="M9357 2559h-2127v3h-2331" svg:viewBox="0 0 4459 4">
          <text:p/>
        </draw:connector>
        <draw:connector draw:style-name="gr8" draw:text-style-name="P1" draw:layer="layout" svg:x1="10.769cm" svg:y1="7.257cm" svg:x2="10.823cm" svg:y2="5.284cm" draw:start-shape="id5" draw:start-glue-point="0" draw:end-shape="id4" svg:d="M10769 7257v-987h54v-986" svg:viewBox="0 0 55 1974">
          <text:p/>
        </draw:connector>
        <draw:frame draw:style-name="gr9" draw:text-style-name="P6" draw:layer="layout" svg:width="4.138cm" svg:height="0.806cm" svg:x="5.433cm" svg:y="0.2cm">
          <draw:text-box>
            <text:p><text:span text:style-name="T2">program counter</text:span></text:p>
          </draw:text-box>
        </draw:frame>
        <draw:frame draw:style-name="gr10" draw:text-style-name="P6" draw:layer="layout" svg:width="2.767cm" svg:height="0.806cm" svg:x="5.957cm" svg:y="2.569cm">
          <draw:text-box>
            <text:p><text:span text:style-name="T2">instruction</text:span></text:p>
          </draw:text-box>
        </draw:frame>
        <draw:connector draw:style-name="gr4" draw:text-style-name="P1" draw:layer="layout" draw:line-skew="0.516cm" svg:x1="4.328cm" svg:y1="5.283cm" svg:x2="3.502cm" svg:y2="3.854cm" draw:start-shape="id4" draw:start-glue-point="6" draw:end-shape="id2" draw:end-glue-point="2" svg:d="M4328 5283v1017h-826v-2446" svg:viewBox="0 0 827 2447">
          <text:p/>
        </draw:connector>
        <draw:custom-shape draw:style-name="gr11" draw:text-style-name="P4" xml:id="id6" draw:id="id6" draw:layer="layout" svg:width="2.656cm" svg:height="1.664cm" svg:x="12.516cm" svg:y="7.247cm">
          <text:p text:style-name="P1"><text:span text:style-name="T3">Sequencer</text:span></text:p>
          <text:p text:style-name="P1"><text:span text:style-name="T3">Loop Controller</text:span>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svg:x1="10.823cm" svg:y1="5.284cm" svg:x2="13.844cm" svg:y2="7.247cm" draw:start-shape="id4" draw:start-glue-point="2" draw:end-shape="id6" draw:end-glue-point="0" svg:d="M10823 5284v981h3021v982" svg:viewBox="0 0 3022 19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2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Sousa</meta:initial-creator>
    <meta:creation-date>2014-08-13T21:06:17</meta:creation-date>
    <dc:date>2020-01-29T17:46:30.698818986</dc:date>
    <meta:editing-duration>PT4H57M33S</meta:editing-duration>
    <meta:editing-cycles>42</meta:editing-cycles>
    <meta:generator>LibreOffice/6.0.7.3$Linux_X86_64 LibreOffice_project/00m0$Build-3</meta:generator>
    <meta:document-statistic meta:object-count="15"/>
  </office:meta>
</office:document-meta>
</file>